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47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1.15cm" fo:min-width="1.9cm" fo:padding-top="0.175cm" fo:padding-bottom="0.175cm" fo:padding-left="0.3cm" fo:padding-right="0.3cm" fo:wrap-option="wrap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7.65cm" fo:min-width="11.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5cm" fo:min-width="0.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14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0.65cm" fo:min-width="1.4cm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3cm" svg:x="4.047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7cm" svg:y1="3.5cm" svg:x2="16.047cm" svg:y2="3.5cm">
          <text:p/>
        </draw:line>
        <draw:line draw:style-name="gr2" draw:text-style-name="P1" draw:layer="layout" svg:x1="14.547cm" svg:y1="3.5cm" svg:x2="14.547cm" svg:y2="2cm">
          <text:p/>
        </draw:line>
        <draw:line draw:style-name="gr2" draw:text-style-name="P1" draw:layer="layout" svg:x1="13.047cm" svg:y1="3.5cm" svg:x2="13.047cm" svg:y2="2cm">
          <text:p/>
        </draw:line>
        <draw:line draw:style-name="gr2" draw:text-style-name="P1" draw:layer="layout" svg:x1="11.547cm" svg:y1="3.5cm" svg:x2="11.547cm" svg:y2="2cm">
          <text:p/>
        </draw:line>
        <draw:line draw:style-name="gr2" draw:text-style-name="P1" draw:layer="layout" svg:x1="15.847cm" svg:y1="2.2cm" svg:x2="14.747cm" svg:y2="3.3cm">
          <text:p/>
        </draw:line>
        <draw:line draw:style-name="gr2" draw:text-style-name="P1" draw:layer="layout" svg:x1="15.847cm" svg:y1="3.3cm" svg:x2="14.747cm" svg:y2="2.2cm">
          <text:p/>
        </draw:line>
        <draw:line draw:style-name="gr2" draw:text-style-name="P1" draw:layer="layout" svg:x1="12.847cm" svg:y1="3.3cm" svg:x2="11.747cm" svg:y2="3.3cm">
          <text:p/>
        </draw:line>
        <draw:custom-shape draw:style-name="gr3" draw:text-style-name="P1" draw:layer="layout" svg:width="1.1cm" svg:height="1.1cm" svg:x="13.247cm" svg:y="2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6.594cm" svg:height="0.963cm" svg:x="4.053cm" svg:y="2.237cm">
          <draw:text-box>
            <text:p>Rusty Scraps - Admin</text:p>
          </draw:text-box>
        </draw:frame>
        <draw:line draw:style-name="gr2" draw:text-style-name="P1" draw:layer="layout" svg:x1="4.047cm" svg:y1="14cm" svg:x2="16.047cm" svg:y2="14cm">
          <text:p/>
        </draw:line>
        <draw:frame draw:style-name="gr5" draw:layer="layout" svg:width="4.447cm" svg:height="0.963cm" svg:x="4cm" svg:y="14.037cm">
          <draw:text-box>
            <text:p>Feedback Bar</text:p>
          </draw:text-box>
        </draw:frame>
        <draw:custom-shape draw:style-name="gr6" draw:text-style-name="P2" draw:layer="layout" svg:width="2.5cm" svg:height="1.5cm" svg:x="5.047cm" svg:y="6.5cm">
          <text:p text:style-name="P1"><text:span text:style-name="T1">Add New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5.047cm" svg:y="9cm">
          <text:p text:style-name="P1"><text:span text:style-name="T2">Update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1.5cm" svg:x="5.047cm" svg:y="11.5cm">
          <text:p text:style-name="P1"><text:span text:style-name="T2">Delete Worke</text:span><text:span text:style-name="T1">r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layout" svg:width="4cm" svg:height="1cm" svg:x="8.047cm" svg:y="9.2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.047cm" svg:y1="9.2cm" svg:x2="11.047cm" svg:y2="10.2cm">
            <text:p/>
          </draw:line>
          <draw:g>
            <draw:line draw:style-name="gr8" draw:text-style-name="P1" draw:layer="layout" svg:x1="11.247cm" svg:y1="9.9cm" svg:x2="11.847cm" svg:y2="9.9cm">
              <text:p/>
            </draw:line>
            <draw:line draw:style-name="gr8" draw:text-style-name="P1" draw:layer="layout" svg:x1="11.247cm" svg:y1="9.9cm" svg:x2="11.547cm" svg:y2="10.1cm">
              <text:p/>
            </draw:line>
            <draw:line draw:style-name="gr8" draw:text-style-name="P1" draw:layer="layout" svg:x1="11.547cm" svg:y1="10.1cm" svg:x2="11.847cm" svg:y2="9.9cm">
              <text:p/>
            </draw:line>
          </draw:g>
          <draw:g>
            <draw:line draw:style-name="gr8" draw:text-style-name="P1" draw:layer="layout" svg:x1="11.247cm" svg:y1="9.5cm" svg:x2="11.847cm" svg:y2="9.5cm">
              <text:p/>
            </draw:line>
            <draw:line draw:style-name="gr8" draw:text-style-name="P1" draw:layer="layout" svg:x1="11.247cm" svg:y1="9.5cm" svg:x2="11.547cm" svg:y2="9.3cm">
              <text:p/>
            </draw:line>
            <draw:line draw:style-name="gr8" draw:text-style-name="P1" draw:layer="layout" svg:x1="11.547cm" svg:y1="9.3cm" svg:x2="11.847cm" svg:y2="9.5cm">
              <text:p/>
            </draw:line>
          </draw:g>
        </draw:g>
        <draw:g>
          <draw:custom-shape draw:style-name="gr7" draw:text-style-name="P1" draw:layer="layout" svg:width="4cm" svg:height="1cm" svg:x="8.047cm" svg:y="11.7cm">
            <text:p text:style-name="P1">User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11.047cm" svg:y1="11.7cm" svg:x2="11.047cm" svg:y2="12.7cm">
            <text:p/>
          </draw:line>
          <draw:g>
            <draw:line draw:style-name="gr8" draw:text-style-name="P1" draw:layer="layout" svg:x1="11.247cm" svg:y1="12.4cm" svg:x2="11.847cm" svg:y2="12.4cm">
              <text:p/>
            </draw:line>
            <draw:line draw:style-name="gr8" draw:text-style-name="P1" draw:layer="layout" svg:x1="11.247cm" svg:y1="12.4cm" svg:x2="11.547cm" svg:y2="12.6cm">
              <text:p/>
            </draw:line>
            <draw:line draw:style-name="gr8" draw:text-style-name="P1" draw:layer="layout" svg:x1="11.547cm" svg:y1="12.6cm" svg:x2="11.847cm" svg:y2="12.4cm">
              <text:p/>
            </draw:line>
          </draw:g>
          <draw:g>
            <draw:line draw:style-name="gr8" draw:text-style-name="P1" draw:layer="layout" svg:x1="11.247cm" svg:y1="12cm" svg:x2="11.847cm" svg:y2="12cm">
              <text:p/>
            </draw:line>
            <draw:line draw:style-name="gr8" draw:text-style-name="P1" draw:layer="layout" svg:x1="11.247cm" svg:y1="12cm" svg:x2="11.547cm" svg:y2="11.8cm">
              <text:p/>
            </draw:line>
            <draw:line draw:style-name="gr8" draw:text-style-name="P1" draw:layer="layout" svg:x1="11.547cm" svg:y1="11.8cm" svg:x2="11.847cm" svg:y2="12cm">
              <text:p/>
            </draw:line>
          </draw:g>
        </draw:g>
        <draw:custom-shape draw:style-name="gr6" draw:text-style-name="P3" draw:layer="layout" svg:width="2.5cm" svg:height="1.5cm" svg:x="5.047cm" svg:y="4cm">
          <text:p text:style-name="P1"><text:span text:style-name="T2">Change Admin Passwor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cm" svg:y1="4.7cm" svg:x2="3cm" svg:y2="4.7cm">
          <text:p/>
        </draw:line>
        <draw:line draw:style-name="gr8" draw:text-style-name="P1" draw:layer="layout" svg:x1="3cm" svg:y1="4.7cm" svg:x2="3cm" svg:y2="18cm">
          <text:p/>
        </draw:line>
        <draw:line draw:style-name="gr9" draw:text-style-name="P1" draw:layer="layout" svg:x1="3cm" svg:y1="18cm" svg:x2="4cm" svg:y2="18cm">
          <text:p/>
        </draw:line>
        <draw:custom-shape draw:style-name="gr10" draw:text-style-name="P1" draw:layer="layout" svg:width="12cm" svg:height="8cm" svg:x="4cm" svg:y="1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18.5cm" svg:x2="16cm" svg:y2="18.5cm">
          <text:p/>
        </draw:line>
        <draw:line draw:style-name="gr2" draw:text-style-name="P1" draw:layer="layout" svg:x1="14.5cm" svg:y1="18.5cm" svg:x2="14.5cm" svg:y2="17cm">
          <text:p/>
        </draw:line>
        <draw:line draw:style-name="gr2" draw:text-style-name="P1" draw:layer="layout" svg:x1="13cm" svg:y1="18.5cm" svg:x2="13cm" svg:y2="17cm">
          <text:p/>
        </draw:line>
        <draw:line draw:style-name="gr2" draw:text-style-name="P1" draw:layer="layout" svg:x1="11.5cm" svg:y1="18.5cm" svg:x2="11.5cm" svg:y2="17cm">
          <text:p/>
        </draw:line>
        <draw:line draw:style-name="gr2" draw:text-style-name="P1" draw:layer="layout" svg:x1="15.8cm" svg:y1="17.2cm" svg:x2="14.7cm" svg:y2="18.3cm">
          <text:p/>
        </draw:line>
        <draw:line draw:style-name="gr2" draw:text-style-name="P1" draw:layer="layout" svg:x1="15.8cm" svg:y1="18.3cm" svg:x2="14.7cm" svg:y2="17.2cm">
          <text:p/>
        </draw:line>
        <draw:line draw:style-name="gr2" draw:text-style-name="P1" draw:layer="layout" svg:x1="12.8cm" svg:y1="18.3cm" svg:x2="11.7cm" svg:y2="18.3cm">
          <text:p/>
        </draw:line>
        <draw:custom-shape draw:style-name="gr11" draw:text-style-name="P1" draw:layer="layout" svg:width="1.1cm" svg:height="1.1cm" svg:x="13.2cm" svg:y="17.2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601cm" svg:height="0.963cm" svg:x="4cm" svg:y="17.3cm">
          <draw:text-box>
            <text:p>Change Admin Password</text:p>
          </draw:text-box>
        </draw:frame>
        <draw:frame draw:style-name="gr13" draw:layer="layout" svg:width="6.84cm" svg:height="1.675cm" svg:x="4.9cm" svg:y="19cm">
          <draw:text-box>
            <text:p>Enter a new password for the Admin:</text:p>
          </draw:text-box>
        </draw:frame>
        <draw:custom-shape draw:style-name="gr14" draw:text-style-name="P1" draw:layer="layout" svg:width="2cm" svg:height="1cm" svg:x="10cm" svg:y="23cm">
          <text:p text:style-name="P1">Apply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cm" svg:height="1cm" svg:x="13cm" svg:y="23cm">
          <text:p text:style-name="P1">Cancel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8cm" svg:height="1cm" svg:x="6cm" svg:y="2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9:13:48.333000000</dc:date>
    <meta:editing-duration>PT1H55M8S</meta:editing-duration>
    <meta:editing-cycles>8</meta:editing-cycles>
    <meta:generator>LibreOffice/4.3.2.2$Windows_x86 LibreOffice_project/edfb5295ba211bd31ad47d0bad0118690f76407d</meta:generator>
    <meta:document-statistic meta:object-count="55"/>
  </office:meta>
</office:document-meta>
</file>